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8000000E65F468C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19cm" svg:height="6.213cm" svg:x="3.175cm" svg:y="0.137cm">
          <draw:image xlink:href="Pictures/10000000000001C8000000E65F468CFA.png" xlink:type="simple" xlink:show="embed" xlink:actuate="onLoad">
            <text:p/>
          </draw:image>
        </draw:frame>
        <draw:custom-shape draw:style-name="gr2" draw:text-style-name="P1" draw:layer="layout" svg:width="5.364cm" svg:height="0.831cm" svg:x="0cm" svg:y="4.884cm">
          <text:p text:style-name="P1">selected macro</text:p>
          <draw:enhanced-geometry svg:viewBox="0 0 21600 21600" draw:mirror-horizontal="true" draw:type="line-callout-2" draw:modifiers="-11140.2050326188 -53714.4230769231 -4299.86952469711 9553.84615384615 -1002.49767008388 14408.653846153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4.699cm" svg:height="0.78cm" svg:x="15.875cm" svg:y="2.52cm">
          <text:p text:style-name="P1">remove macro</text:p>
          <draw:enhanced-geometry svg:viewBox="0 0 21600 21600" draw:mirror-horizontal="false" draw:type="line-callout-2" draw:modifiers="-1962.3829787234 -35262.4839948784 -1250.04255319149 -17672.7272727273 -1148.93617021277 15321.8950064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8T14:51:15</dc:date>
    <meta:editing-duration>PT25H22M19S</meta:editing-duration>
    <meta:editing-cycles>6</meta:editing-cycles>
    <meta:generator>OpenOffice.org/3.0$Unix OpenOffice.org_project/300m21$Build-931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